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11793" officeooo:paragraph-rsid="00111793"/>
    </style:style>
    <style:style style:name="P2" style:family="paragraph" style:parent-style-name="Standard">
      <style:text-properties officeooo:paragraph-rsid="00111793"/>
    </style:style>
    <style:style style:name="T1" style:family="text">
      <style:text-properties officeooo:rsid="0011179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ocker </text:p>
      <text:p text:style-name="P2"><text:span text:style-name="T1">&gt; </text:span><text:a xlink:type="simple" xlink:href="https://en.wikipedia.org/wiki/Docker_(software" text:style-name="Internet_20_link" text:visited-style-name="Visited_20_Internet_20_Link">https://en.wikipedia.org/wiki/Docker_(software</text:a><text:a xlink:type="simple" xlink:href="https://en.wikipedia.org/wiki/Docker_(software)" text:style-name="Internet_20_link" text:visited-style-name="Visited_20_Internet_20_Link">)</text:a></text:p>
      <text:p text:style-name="P2"><text:span text:style-name="T1">&gt; </text:span><text:a xlink:type="simple" xlink:href="https://www.docker.com/" text:style-name="Internet_20_link" text:visited-style-name="Visited_20_Internet_20_Link">https://www.docker.com/</text:a></text:p>
      <text:p text:style-name="P2"/>
      <text:p text:style-name="P1">Floating-point precision formats</text:p>
      <text:p text:style-name="P2"><text:span text:style-name="T1">&gt; </text:span><text:a xlink:type="simple" xlink:href="https://en.wikipedia.org/wiki/Single-precision_floating-point_format" text:style-name="Internet_20_link" text:visited-style-name="Visited_20_Internet_20_Link">https://en.wikipedia.org/wiki/Single-precision_floating-point_format</text:a></text:p>
      <text:p text:style-name="P2"><text:span text:style-name="T1">&gt; </text:span><text:a xlink:type="simple" xlink:href="https://www.geeksforgeeks.org/floating-point-representation-basics/" text:style-name="Internet_20_link" text:visited-style-name="Visited_20_Internet_20_Link">https://www.geeksforgeeks.org/floating-point-representation-basics/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5T19:50:18.285667255</meta:creation-date>
    <dc:date>2020-03-25T19:51:47.989335604</dc:date>
    <meta:editing-duration>PT1M34S</meta:editing-duration>
    <meta:editing-cycles>1</meta:editing-cycles>
    <meta:document-statistic meta:table-count="0" meta:image-count="0" meta:object-count="0" meta:page-count="1" meta:paragraph-count="6" meta:word-count="12" meta:character-count="252" meta:non-whitespace-character-count="245"/>
    <meta:generator>LibreOffice/6.0.7.3$Linux_X86_64 LibreOffice_project/00m0$Build-3</meta:generator>
  </office:meta>
</office:document-meta>
</file>